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/>
  <office:automatic-styles>
    <style:style style:name="default-currency" style:family="table-cell" style:data-style-name="currency1"/>
    <style:style style:name="default-num" style:family="table-cell" style:data-style-name="num1"/>
    <style:style style:name="default-bool" style:family="table-cell" style:data-style-name="bool1"/>
    <style:style style:name="default-date" style:family="table-cell" style:data-style-name="date1"/>
    <style:style style:name="Automorphism And Affine Automorphism 2" style:family="table-cell" style:data-style-name="Automorphism And Affine Automorphism 1">
      <style:table-cell-properties fo:background-color="#55ff33"/>
    </style:style>
    <style:style style:name="Affine Automorphism 2" style:family="table-cell" style:data-style-name="Affine Automorphism 1">
      <style:table-cell-properties fo:background-color="#ffff66"/>
    </style:style>
    <style:style style:name="default-percent" style:family="table-cell" style:data-style-name="percent1"/>
    <style:style style:name="default-time" style:family="table-cell" style:data-style-name="time1"/>
    <style:style style:name="default-datetime" style:family="table-cell" style:data-style-name="datetime1"/>
    <style:style style:name="Automorphism 2" style:family="table-cell" style:data-style-name="Automorphism 1">
      <style:table-cell-properties fo:background-color="#4da6ff"/>
    </style:style>
    <style:style style:name="default-interval" style:family="table-cell" style:data-style-name="interval1"/>
  </office:automatic-styles>
  <office:body>
    <office:spreadsheet>
      <table:table table:name="test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p_0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  <table:table-cell office:value-type="string">
            <text:p>p_3</text:p>
          </table:table-cell>
          <table:table-cell office:value-type="string">
            <text:p>p_4</text:p>
          </table:table-cell>
          <table:table-cell office:value-type="string">
            <text:p>p_5</text:p>
          </table:table-cell>
        </table:table-row>
        <table:table-row>
          <table:table-cell office:value-type="string">
            <text:p>F_0</text:p>
          </table:table-cell>
          <table:table-cell office:value-type="string">
            <text:p>Aut: 3</text:p>
            <text:p>AAut: 3</text:p>
          </table:table-cell>
          <table:table-cell office:value-type="string">
            <text:p>Aut: 3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</table:table-row>
        <table:table-row>
          <table:table-cell office:value-type="string">
            <text:p>F_1</text:p>
          </table:table-cell>
          <table:table-cell office:value-type="string">
            <text:p>Aut: 3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3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</table:table-row>
        <table:table-row>
          <table:table-cell office:value-type="string">
            <text:p>F_2</text:p>
          </table:table-cell>
          <table:table-cell office:value-type="string">
            <text:p>Aut: 2</text:p>
            <text:p>AAut: 0</text:p>
          </table:table-cell>
          <table:table-cell office:value-type="string">
            <text:p>Aut: 0</text:p>
            <text:p>AAut: 2</text:p>
          </table:table-cell>
          <table:table-cell office:value-type="string">
            <text:p>Aut: 0</text:p>
            <text:p>AAut: 2</text:p>
          </table:table-cell>
          <table:table-cell office:value-type="string">
            <text:p>Aut: 2</text:p>
            <text:p>AAut: 0</text:p>
          </table:table-cell>
          <table:table-cell office:value-type="string">
            <text:p>Aut: 2</text:p>
            <text:p>AAut: 0</text:p>
          </table:table-cell>
          <table:table-cell office:value-type="string">
            <text:p>Aut: 0</text:p>
            <text:p>AAut: 2</text:p>
          </table:table-cell>
        </table:table-row>
        <table:table-row>
          <table:table-cell office:value-type="string">
            <text:p>F_3</text:p>
          </table:table-cell>
          <table:table-cell office:value-type="string">
            <text:p>Aut: 3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0</text:p>
            <text:p>AAut: 3</text:p>
          </table:table-cell>
          <table:table-cell office:value-type="string">
            <text:p>Aut: 3</text:p>
            <text:p>AAut: 3</text:p>
          </table:table-cell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draw="urn:oasis:names:tc:opendocument:xmlns:drawing:1.0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/>
  <office:styles>
    <number:boolean-style style:name="bool1" number:language="en" number:country="US">
      <number:boolean/>
    </number:boolean-style>
    <number:currency-style style:name="currency1" number:language="en" number:country="US">
      <number:currency-symbol number:country="US" number:language="en">$</number:currency-symbol>
      <number:text> </number:text>
      <number:number number:min-integer-digits="1" number:grouping="true" number:decimal-places="2" number:min-decimal-places="2"/>
    </number:currency-style>
    <number:date-style style:name="datetime1" number:country="US" number:language="en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date1" number:country="US" number:language="en">
      <number:month number:style="long"/>
      <number:text>/</number:text>
      <number:day number:style="long"/>
      <number:text>/</number:text>
      <number:year number:style="long"/>
    </number:date-style>
    <number:number-style style:name="num1" number:language="en" number:country="US">
      <number:number number:decimal-places="2" number:min-integer-digits="1"/>
    </number:number-style>
    <number:percentage-style style:name="percent1" number:country="US" number:language="en">
      <number:number number:min-integer-digits="1" number:decimal-places="2"/>
      <number:text>%</number:text>
    </number:percentage-style>
    <number:text-style style:name="Automorphism 1"/>
    <number:text-style style:name="Affine Automorphism 1"/>
    <number:text-style style:name="Automorphism And Affine Automorphism 1"/>
    <number:time-style style:name="interval1" number:country="US" number:truncate-on-overflow="false" number:language="en">
      <number:hours number:style="long"/>
      <number:text>:</number:text>
      <number:minutes number:style="long"/>
      <number:text>:</number:text>
      <number:seconds number:style="long"/>
    </number:time-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5.0</meta:generator>
    <meta:creation-date>2023-07-18T16:30:57</meta:creation-date>
    <meta:editing-duration>P0D</meta:editing-duration>
    <meta:editing-cycles>1</meta:editing-cycles>
  </office:meta>
</office:document-meta>
</file>